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fo:font-weight="bold" style:font-weight-asian="bold"/>
    </style:style>
    <style:style style:name="P3" style:parent-style-name="ParágrafodaLista" style:list-style-name="LFO1" style:family="paragraph"/>
    <style:style style:name="P4" style:parent-style-name="ParágrafodaLista" style:list-style-name="LFO1" style:family="paragraph"/>
    <style:style style:name="P5" style:parent-style-name="ParágrafodaLista" style:list-style-name="LFO1" style:family="paragraph"/>
    <style:style style:name="P6" style:parent-style-name="ParágrafodaLista" style:list-style-name="LFO1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Relatório técnico</text:p>
      <text:p text:style-name="Normal">O seguinte relatório visa mostrar as atividades que tive ao longo das aulas no modulo de Gerir Segurança de Sistemas de Computadores.</text:p>
      <text:p text:style-name="Normal">Começamos com as nossas<text:s/>atividades no dia 2/08/2024, nesse dia falamos sobre Gerir Segurança de<text:s/><text:span text:style-name="T2">Sistemas Operativos.</text:span><text:s/>Falamos que o sistema operativo e um software que coordenam as funções e gerenciam os recursos.</text:p>
      <text:p text:style-name="Normal">O sistema operativo e dividido em 4 partes<text:s/></text:p>
      <text:list text:style-name="LFO1" text:continue-numbering="true">
        <text:list-item>
          <text:p text:style-name="P3">Hardware</text:p>
        </text:list-item>
        <text:list-item>
          <text:p text:style-name="P4">Software</text:p>
        </text:list-item>
        <text:list-item>
          <text:p text:style-name="P5">Peopleware e</text:p>
        </text:list-item>
        <text:list-item>
          <text:p text:style-name="P6">Firmware</text:p>
        </text:list-item>
      </text:list>
      <text:p text:style-name="Normal">E falamos que a parte, mas frágil do sistema computacional e a parte humana.</text:p>
      <text:p text:style-name="Normal">Procedimentos tecnicos para mantero sistema operativo saudavel<text:s/></text:p>
      <text:p text:style-name="P7">Discutidos a importância da segurança e manutenção de sistemas operativos.</text:p>
      <text:p text:style-name="Normal">Nessa parte falamos sobre a:</text:p>
      <text:p text:style-name="Normal">Proteção de dados.</text:p>
      <text:p text:style-name="Normal">Disponibilidade.<text:s/></text:p>
      <text:p text:style-name="Normal">Integridade.</text:p>
      <text:p text:style-name="Normal">Políticas de segurança.</text:p>
      <text:p text:style-name="Normal">Controle de acessos.</text:p>
      <text:p text:style-name="Normal">Atualizações e patches</text:p>
      <text:p text:style-name="Normal">Definição de regras.</text:p>
      <text:p text:style-name="Normal">Treinamento de usuários.<text:s/></text:p>
      <text:p text:style-name="Normal">Monitoramento continuo.</text:p>
      <text:p text:style-name="P8">Caraterísticas principais da segurança de sistemas operativos.</text:p>
      <text:p text:style-name="Normal">Firewall: controla o tráfego de rede.</text:p>
      <text:p text:style-name="Normal">Antivírus e antimalware.<text:s/>Protege contra os softwares maliciosos.</text:p>
      <text:p text:style-name="Normal">Criptografia: assegura a confidencialidade e integridade dos dados.</text:p>
      <text:p text:style-name="Normal">Para fazer a atualização do sistema operativos, temos que conhecer o hardware e software<text:s/></text:p>
      <text:p text:style-name="Normal"/>
      <text:p text:style-name="Normal">No dia 12/8/2024 fomos na sala de CAP administrativa, para fazer a manutenção dos computadores e constatamos que a maior parte dos computadores estavam com problemas fomos <text:s/>grupos <text:s/>de duas pessoas para poder fazer a reparacao dos computadores.</text:p>
      <text:p text:style-name="Normal">O meu grupo foi desiganado para fazer a manutencao do computador nr 22, que estava com problemas de HMDE. Primeiro verificamos se todas as ligacoes estavam bem feitas <text:s/>e estavam,<text:s/><text:s/>e<text:s/>descontectamos todos cabos da gabinete<text:s/>e abrimos.</text:p>
      <text:p text:style-name="Normal">Identificamos que o problema estava na placa de video extarna, retiramos a placa <text:s/>de vidio externa <text:s/>e fizemos a limpeza da gabinete como compressor de ar. Depois fizemos as ligacoes e colocamos a HDME na plca de video interna <text:s/>testemos e estvam funcionar normalmente , fechamaos gabinete. E assiim terminamos a nossa activade.<text:s/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ormando21</meta:initial-creator>
    <dc:creator>Formando</dc:creator>
    <meta:creation-date>2024-09-13T13:32:00Z</meta:creation-date>
    <dc:date>2024-09-13T13:32:00Z</dc:date>
    <meta:template xlink:href="Normal" xlink:type="simple"/>
    <meta:editing-cycles>2</meta:editing-cycles>
    <meta:editing-duration>PT0S</meta:editing-duration>
    <meta:document-statistic meta:page-count="2" meta:paragraph-count="4" meta:word-count="300" meta:character-count="2011" meta:row-count="14" meta:non-whitespace-character-count="1715"/>
  </office:meta>
</office:document-meta>
</file>